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plication du montage arduino au haut parleur:</text:span><text:a xlink:type="simple" xlink:href="http://electroniqueamateur.blogspot.fr/2015/07/brancher-un-haut-parleur-larduino.html" text:style-name="Internet_20_link" text:visited-style-name="Visited_20_Internet_20_Link"><text:span text:style-name="T1">http://electroniqueamateur.blogspot.fr/2015/07/brancher-un-haut-parleur-larduino.html</text:span></text:a></text:p>
      <text:p text:style-name="P2"><text:span text:style-name="T1">explication anglaise:</text:span><text:a xlink:type="simple" xlink:href="https://learn.sparkfun.com/tutorials/mp3-player-shield-hookup-guide-v15" text:style-name="Internet_20_link" text:visited-style-name="Visited_20_Internet_20_Link"><text:span text:style-name="T1">https://learn.sparkfun.com/tutorials/mp3-player-shield-hookup-guide-v15</text:span></text:a></text:p>
      <text:p text:style-name="P1">Liens:</text:p>
      <text:p text:style-name="P3"/>
      <text:p text:style-name="P2"/>
      <text:p text:style-name="P2">Liens Haut parleur:<text:a xlink:type="simple" xlink:href="https://www.gotronic.fr/art-module-haut-parleur-gravity-fit0449-24786.htm" text:style-name="Internet_20_link" text:visited-style-name="Visited_20_Internet_20_Link">https://www.gotronic.fr/art-module-haut-parleur-gravity-fit0449-24786.htm</text:a>l</text:p>
      <text:p text:style-name="P2"/>
      <text:p text:style-name="P2">MP3 player SHIELD:<text:a xlink:type="simple" xlink:href="https://www.generationrobots.com/fr/401726-shield-lecteur-mp3.html" text:style-name="Internet_20_link" text:visited-style-name="Visited_20_Internet_20_Link">https://www.generationrobots.com/fr/401726-shield-lecteur-mp3.html</text:a></text:p>
      <text:p text:style-name="P2"/>
      <text:p text:style-name="P2">Buzzer (Piezo) : <text:a xlink:type="simple" xlink:href="https://www.gotronic.fr/art-module-buzzer-actif-gt1143-26143.htm" text:style-name="Internet_20_link" text:visited-style-name="Visited_20_Internet_20_Link">https://www.gotronic.fr/art-module-buzzer-actif-gt1143-26143.htm</text:a>l</text:p>
      <text:p text:style-name="P2"/>
      <text:p text:style-name="P2">Fonction tone(): <text:a xlink:type="simple" xlink:href="https://www.arduino.cc/en/Tutorial/ToneMelody?from=Tutorial.Tone">https://www.arduino.cc/en/Tutorial/ToneMelody?from=Tutorial.Ton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13M58S</meta:editing-duration>
    <meta:editing-cycles>15</meta:editing-cycles>
    <meta:generator>OpenOffice.org/3.2$Win32 OpenOffice.org_project/320m12$Build-9483</meta:generator>
    <dc:date>2017-12-12T09:24:31.20</dc:date>
    <meta:document-statistic meta:table-count="0" meta:image-count="0" meta:object-count="0" meta:page-count="1" meta:paragraph-count="7" meta:word-count="23" meta:character-count="570"/>
    <meta:user-defined meta:name="Info 1"/>
    <meta:user-defined meta:name="Info 2"/>
    <meta:user-defined meta:name="Info 3"/>
    <meta:user-defined meta:name="Info 4"/>
  </office:meta>
</office:document-meta>
</file>